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000000"/>
    </style:style>
    <style:style style:name="ce3" style:family="table-cell" style:parent-style-name="Default" style:data-style-name="N107">
      <style:table-cell-properties fo:background-color="#e6e6e6" fo:border="0.002cm solid #000000"/>
    </style:style>
  </office:automatic-styles>
  <office:body>
    <office:spreadsheet>
      <table:table table:name="OhnePorto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Anzahl der Aufkleber</text:p>
          </table:table-cell>
          <table:table-cell table:style-name="ce1" office:value-type="string">
            <text:p>Prei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</table:table-row>
      </table:table>
      <table:table table:name="MitPorto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>
            <text:p>Anzahl der Aufkleber</text:p>
          </table:table-cell>
          <table:table-cell table:style-name="ce1" office:value-type="string">
            <text:p>Preis</text:p>
          </table:table-cell>
          <table:table-cell/>
          <table:table-cell table:style-name="ce1" office:value-type="string">
            <text:p>Porto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table:style-name="ce3" office:value-type="currency" office:currency="EUR" office:value="2">
            <text:p>2,00 €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9.09.2012</text:date>, <text:time>01:51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Stork</meta:initial-creator>
    <meta:creation-date>2012-09-09T01:06:35.95</meta:creation-date>
    <dc:date>2012-09-09T01:51:18.79</dc:date>
    <dc:creator>Tobias Stork</dc:creator>
    <meta:editing-duration>PT39M30S</meta:editing-duration>
    <meta:editing-cycles>2</meta:editing-cycles>
    <meta:generator>OpenOffice.org/3.4.1$Win32 OpenOffice.org_project/341m1$Build-9593</meta:generator>
    <meta:document-statistic meta:table-count="2" meta:cell-count="26" meta:object-count="0"/>
  </office:meta>
</office:document-meta>
</file>